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2em"/>
        <mo stretchy="false">=</mo>
        <mspace width="2em"/>
      </mrow>
      <msub>
        <mi>F</mi>
        <mtext>av</mtext>
      </msub>
      <mspace width="0.5em"/>
      <mi>x</mi>
      <mrow>
        <mspace width="2em"/>
        <mo stretchy="false">=</mo>
        <mspace width="2em"/>
      </mrow>
      <mfrac>
        <mi>F</mi>
        <mn>2</mn>
      </mfrac>
      <mspace width="0.5em"/>
      <mi>x</mi>
      <mrow>
        <mspace width="2em"/>
        <mo stretchy="false">=</mo>
        <mspace width="2em"/>
      </mrow>
      <mfrac>
        <mrow>
          <mi>k</mi>
          <mspace width="0.5em"/>
          <mi>x</mi>
        </mrow>
        <mn>2</mn>
      </mfrac>
      <mspace width="0.5em"/>
      <mi>x</mi>
      <mrow>
        <mspace width="2em"/>
        <mo stretchy="false">=</mo>
        <mspace width="2em"/>
      </mrow>
      <mfrac>
        <mn>1</mn>
        <mn>2</mn>
      </mfrac>
      <mspace width="0.5em"/>
      <mi>k</mi>
      <mspace width="0.5em"/>
      <msup>
        <mi>x</mi>
        <mn>2</mn>
      </msup>
    </mrow>
    <annotation encoding="StarMath 5.0">W ~=~ F _"av" ` x 
~=~ F over 2 ` x 
~=~ {k ` x} over 2 ` x 
~=~ 1 over 2 ` k ` x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7:03:50.069000000</meta:creation-date>
    <dc:date>2015-03-03T17:11:22.724000000</dc:date>
    <meta:editing-duration>PT7M32S</meta:editing-duration>
    <meta:editing-cycles>1</meta:editing-cycles>
    <meta:generator>LibreOffice/4.3.4.1$Windows_x86 LibreOffice_project/bc356b2f991740509f321d70e4512a6a54c5f243</meta:generator>
  </office:meta>
</office:document-meta>
</file>